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40a4" officeooo:paragraph-rsid="000a40a4"/>
    </style:style>
    <style:style style:name="T1" style:family="text">
      <style:text-properties officeooo:rsid="000a40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ADN, que es?</text:p>
      <text:p text:style-name="Standard"/>
      <text:p text:style-name="Standard">El ADN es una molecula de gran tamano.</text:p>
      <text:p text:style-name="Standard">Y esta es una caracteristica notable. su extraordinaria complejidad, cuando la comparamos con otras formaciones naturales.</text:p>
      <text:p text:style-name="Standard">El componente clave es el carbono, un material especial que permite combinaciones tan complejas como esta.</text:p>
      <text:p text:style-name="Standard"/>
      <text:p text:style-name="Standard">El ADN aparece de forma natural en la tierra hace unos 4 mil millones de anos.</text:p>
      <text:p text:style-name="Standard">es simplemente materia y la materia se combina creando diferentes formas de materia cuando las condiciones del entorno lo permiten.</text:p>
      <text:p text:style-name="Standard"/>
      <text:p text:style-name="Standard">no se trata de un accidente afortunado irrepetible.</text:p>
      <text:p text:style-name="Standard">Ni de una creacion intencional.</text:p>
      <text:p text:style-name="Standard"/>
      <text:p text:style-name="Standard">la materia sigue las leyes de la fisica, simplemente.</text:p>
      <text:p text:style-name="Standard">y siendo que el ADN es posible, cuando las condiciones del entorno lo permiten se formara, antes o despues.</text:p>
      <text:p text:style-name="Standard">Resulta sorprendente para nosotros, no por la formacion en si, sino por las caracteristicas tan especiales que tiene esta molecula.</text:p>
      <text:p text:style-name="Standard">Casi magicas.</text:p>
      <text:p text:style-name="Standard">Porque la aparicion del ADN provoca una cadena de consecuencias asombrosas.</text:p>
      <text:p text:style-name="Standard"/>
      <text:p text:style-name="Standard">Posiblemente la caracteristica mas sorprende de esta molecula es que se reproduce.</text:p>
      <text:p text:style-name="Standard"/>
      <text:p text:style-name="Standard"/>
      <text:p text:style-name="Standard">- la vida se inicia con una molecula que se reproduce</text:p>
      <text:p text:style-name="Standard"/>
      <text:p text:style-name="Standard">ARN y ADN.</text:p>
      <text:p text:style-name="Standard"/>
      <text:p text:style-name="Standard">Una molecula precursora del ADN, el ARN, es la primera molecula que tiene la propiedad de reproducirse.</text:p>
      <text:p text:style-name="Standard">El ARN aparece en la tierra primitiva hace varios miles de millones de anos y podemos considerarla el inicio de la vida.</text:p>
      <text:p text:style-name="Standard">Mas tarde el ARN evolucionara hacia el ADN, que es una molecula mas grande, mas compleja y mas estable.</text:p>
      <text:p text:style-name="Standard">Asi, toda la vida conocida empieza con estas moleculas que se reproducen.</text:p>
      <text:p text:style-name="Standard"/>
      <text:p text:style-name="Standard"/>
      <text:p text:style-name="Standard">- todos los seres vivientes tienen ADN</text:p>
      <text:p text:style-name="Standard"/>
      <text:p text:style-name="Standard">todos los organismos vivientes tienen ADN. De hecho podemos decir, conceptualmente, que las criaturas vivientes son la expression del ADN. </text:p>
      <text:p text:style-name="Standard">el ADN contiene la informacion necesaria para construir a un individuo y define, coordina, <text:s/>y dirige todos los procesos vitales.</text:p>
      <text:p text:style-name="Standard"/>
      <text:p text:style-name="Standard">El individuo esta definido en su ADN.</text:p>
      <text:p text:style-name="Standard"/>
      <text:p text:style-name="Standard"/>
      <text:p text:style-name="Standard"><text:soft-page-break/></text:p>
      <text:p text:style-name="Standard">- materia y abstraccion logica</text:p>
      <text:p text:style-name="Standard"/>
      <text:p text:style-name="Standard">el ADN es una molecula, materia.</text:p>
      <text:p text:style-name="Standard">sin embargo, es materia con significado logico.</text:p>
      <text:p text:style-name="Standard">contiene informacion e instrucciones. datos y procedimientos.</text:p>
      <text:p text:style-name="Standard"/>
      <text:p text:style-name="Standard">el ADN contiene la informacion necesaria para construir a un individuo. y contiene Tambien todas las instrucciones necesarias, no solo para su construccion, sino Tambien para llevar a cabo todos sus procesos vitales.</text:p>
      <text:p text:style-name="Standard">en este punto debemos recordar que, </text:p>
      <text:p text:style-name="Standard">hablamos de una molecula, esta formada por atomos, materia y solo eso. </text:p>
      <text:p text:style-name="Standard">los datos, la informacion, las instrucciones y procedimientos, son interpretaciones logicas.</text:p>
      <text:p text:style-name="Standard">no hay realmente datos ni instrucciones dentro del ADN, solo es materia.</text:p>
      <text:p text:style-name="Standard">Pero esa materia puede ser interpretada como informacion.</text:p>
      <text:p text:style-name="Standard">es necesario que el contenido sea "interpretado" para que pueda ser utilizado como informacion.</text:p>
      <text:p text:style-name="Standard">Porque los datos, las intrucciones, la informacion son entidades logicas, conceptos, ideas.</text:p>
      <text:p text:style-name="Standard"/>
      <text:p text:style-name="Standard">Volvemos aqui a observar las dos dimensiones que forman a la vida.</text:p>
      <text:p text:style-name="Standard">Materia e ideas.</text:p>
      <text:p text:style-name="Standard">Materia que produce abstracciones.</text:p>
      <text:p text:style-name="Standard"/>
      <text:p text:style-name="Standard"/>
      <text:p text:style-name="Standard"/>
      <text:p text:style-name="Standard">- el ADN es el origen y el nucleo logico de la vida</text:p>
      <text:p text:style-name="Standard"/>
      <text:p text:style-name="Standard">hemos comentado como la inteligencia esta presente en cada detalle de la vida.</text:p>
      <text:p text:style-name="Standard">la resolucion de problemas, la adaptacion, el diseno, sus procesos vitale, la optimizacion.</text:p>
      <text:p text:style-name="Standard">podemos comprobar que la vida produce toda la actividad logica existente.</text:p>
      <text:p text:style-name="Standard">y toda la actividad logica tiene su origen el ADN.</text:p>
      <text:p text:style-name="Standard"/>
      <text:p text:style-name="Standard">es el ADN el que almacena la informacion, el que permite el aprendizaje y la evolucion, el calculo.</text:p>
      <text:p text:style-name="Standard"/>
      <text:p text:style-name="Standard">el ADN es inmutable, es decir que la informacion contenida en el no puede ser modificada.</text:p>
      <text:p text:style-name="Standard">esta caracteristica tiene como efecto secundario la estabilidad de la informacion y del sistema.</text:p>
      <text:p text:style-name="Standard">el ADN crea un soporte para la informacion en donde esta se almacena, se revisa, se reestructura y se modifica.</text:p>
      <text:p text:style-name="Standard">esto produce otro efecto secundario, el aprendizaje.</text:p>
      <text:p text:style-name="Standard">la vida aprende con el paso de las generaciones a traves de la experiencia de vida de sus individuos.</text:p>
      <text:p text:style-name="Standard"/>
      <text:p text:style-name="Standard"/>
      <text:p text:style-name="Standard">- composicion modular, ladrillos de informacion intercambiables</text:p>
      <text:p text:style-name="Standard"/>
      <text:p text:style-name="Standard">otra caracteristica sorprendente del ADN es su composicion modular.</text:p>
      <text:p text:style-name="Standard">la informacion puede ser cortada en bloques y pegada en una nueva cadena.</text:p>
      <text:p text:style-name="Standard">esto hace posible otro efecto secundario interesante, el conocimiento puede ser transferido, incluso entre diferentes especies.</text:p>
      <text:p text:style-name="Standard"/>
      <text:p text:style-name="Standard"/>
      <text:p text:style-name="Standard"><text:soft-page-break/>- inmortalidad logica. el soporte se degrada, pero la informacion se conserva en una nueva copia.</text:p>
      <text:p text:style-name="Standard"/>
      <text:p text:style-name="Standard">solemos decir que las criaturas vivientes utilizan el ADN para "transmitir" informacion a su descendencia.</text:p>
      <text:p text:style-name="Standard">pero esto no es correcto.</text:p>
      <text:p text:style-name="Standard">lo que sucede es otra cosa.</text:p>
      <text:p text:style-name="Standard"/>
      <text:p text:style-name="Standard">el individuo crea una copia de su ADN y este genera un nuevo cuerpo. Esto tiene como efecto secundario que la informacion que define al individuo continuara su existencia en una nueva vida.</text:p>
      <text:p text:style-name="Standard">el ADN no realiza una copia identica, sino que es una nueva version de la misma informacion, una version revisada que incluye su experiencia.</text:p>
      <text:p text:style-name="Standard">al no ser identica el cuerpo generado es ligeramente diferente Tambien.</text:p>
      <text:p text:style-name="Standard">pero es en esencia la informacion que define el Espiritu del individuo. </text:p>
      <text:p text:style-name="Standard">que puede continuar, generacion tras generacion, viviendo y aprendiendo eternamente.</text:p>
      <text:p text:style-name="Standard"/>
      <text:p text:style-name="Standard">el cuerpo muere, pero <text:span text:style-name="T1">la informacion, la logica que forma </text:span>el Espiritu<text:span text:style-name="T1">,</text:span> es virtualmente inmortal.</text:p>
      <text:p text:style-name="Standard"/>
      <text:p text:style-name="Standard"/>
      <text:p text:style-name="Standard">- ADN, memoria, experiencia, aprendizaje, complejidad y evolucion</text:p>
      <text:p text:style-name="Standard"/>
      <text:p text:style-name="Standard"/>
      <text:p text:style-name="Standard">el ADN funciona como un soporte, un tipo de memoria en donde puede almacenarse informacion.</text:p>
      <text:p text:style-name="Standard">capaz de mantener su estructura<text:span text:style-name="T1"> proporcionando estabilidad</text:span> y a la vez dotada de suficiente flexibilidad para introducir modificaciones<text:span text:style-name="T1"> y</text:span> aumentar en complejidad permitiendo el aprendizaje a traves de la experiencia.</text:p>
      <text:p text:style-name="Standard"/>
      <text:p text:style-name="Standard">he comentado que como estructura logica es inmutable.</text:p>
      <text:p text:style-name="Standard">y esto sugiere que se trata de una estructura estatica.</text:p>
      <text:p text:style-name="P1">sin embargo, es la base de un sistema de gran dinamismo.</text:p>
      <text:p text:style-name="P1">este dinamismo lo proporciona una de sus caracteristicas mas notables.</text:p>
      <text:p text:style-name="Standard">la reproducc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30T17:51:21.380000000</meta:creation-date>
    <dc:date>2026-01-30T17:57:51.745000000</dc:date>
    <meta:editing-duration>PT6M31S</meta:editing-duration>
    <meta:editing-cycles>1</meta:editing-cycles>
    <meta:document-statistic meta:table-count="0" meta:image-count="0" meta:object-count="0" meta:page-count="3" meta:paragraph-count="72" meta:word-count="896" meta:character-count="5602" meta:non-whitespace-character-count="4773"/>
    <meta:generator>LibreOffice/7.3.5.2$Windows_X86_64 LibreOffice_project/184fe81b8c8c30d8b5082578aee2fed2ea847c01</meta:generator>
  </office:meta>
</office:document-meta>
</file>